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898" officeooo:paragraph-rsid="0005e898"/>
    </style:style>
    <style:style style:name="P2" style:family="paragraph" style:parent-style-name="Standard">
      <style:text-properties officeooo:rsid="0005e898" officeooo:paragraph-rsid="0007112d"/>
    </style:style>
    <style:style style:name="P3" style:family="paragraph" style:parent-style-name="Standard">
      <style:text-properties officeooo:rsid="00083b07" officeooo:paragraph-rsid="00083b07"/>
    </style:style>
    <style:style style:name="P4" style:family="paragraph" style:parent-style-name="Standard">
      <style:text-properties officeooo:rsid="0009337f" officeooo:paragraph-rsid="0009337f"/>
    </style:style>
    <style:style style:name="P5" style:family="paragraph" style:parent-style-name="Standard">
      <style:text-properties officeooo:rsid="000c3be3" officeooo:paragraph-rsid="0009337f"/>
    </style:style>
    <style:style style:name="P6" style:family="paragraph" style:parent-style-name="Standard">
      <style:text-properties officeooo:rsid="000c3be3" officeooo:paragraph-rsid="000c3be3"/>
    </style:style>
    <style:style style:name="P7" style:family="paragraph" style:parent-style-name="Standard">
      <style:text-properties officeooo:rsid="000c3be3" officeooo:paragraph-rsid="0051f986"/>
    </style:style>
    <style:style style:name="P8" style:family="paragraph" style:parent-style-name="Standard">
      <style:text-properties officeooo:rsid="00385bd8" officeooo:paragraph-rsid="003d946a"/>
    </style:style>
    <style:style style:name="P9" style:family="paragraph" style:parent-style-name="Standard">
      <style:text-properties officeooo:rsid="00385bd8" officeooo:paragraph-rsid="00385bd8"/>
    </style:style>
    <style:style style:name="P10" style:family="paragraph" style:parent-style-name="Standard">
      <style:text-properties officeooo:rsid="003f8afe" officeooo:paragraph-rsid="003f8afe"/>
    </style:style>
    <style:style style:name="P11" style:family="paragraph" style:parent-style-name="Standard">
      <style:paragraph-properties fo:text-align="end" style:justify-single-word="false"/>
      <style:text-properties officeooo:rsid="0050a6ca" officeooo:paragraph-rsid="0050a6ca"/>
    </style:style>
    <style:style style:name="P12" style:family="paragraph" style:parent-style-name="Standard">
      <style:text-properties officeooo:rsid="000e812c" officeooo:paragraph-rsid="006ddbbc"/>
    </style:style>
    <style:style style:name="P13" style:family="paragraph" style:parent-style-name="Standard">
      <style:text-properties officeooo:rsid="0009337f" officeooo:paragraph-rsid="006ddbbc"/>
    </style:style>
    <style:style style:name="P14" style:family="paragraph" style:parent-style-name="Standard">
      <style:text-properties officeooo:rsid="003f8afe" officeooo:paragraph-rsid="006ddbbc"/>
    </style:style>
    <style:style style:name="P15" style:family="paragraph" style:parent-style-name="Standard">
      <style:paragraph-properties fo:text-align="center" style:justify-single-word="false"/>
      <style:text-properties officeooo:paragraph-rsid="00697bbb"/>
    </style:style>
    <style:style style:name="P16" style:family="paragraph" style:parent-style-name="Standard">
      <style:paragraph-properties fo:text-align="center" style:justify-single-word="false"/>
      <style:text-properties officeooo:rsid="00697bbb" officeooo:paragraph-rsid="00697bbb"/>
    </style:style>
    <style:style style:name="P17" style:family="paragraph" style:parent-style-name="Standard">
      <style:text-properties officeooo:rsid="000c3be3" officeooo:paragraph-rsid="000c3be3"/>
    </style:style>
    <style:style style:name="P18" style:family="paragraph" style:parent-style-name="Standard">
      <style:text-properties officeooo:rsid="000c3be3" officeooo:paragraph-rsid="006c2fe7"/>
    </style:style>
    <style:style style:name="P19" style:family="paragraph" style:parent-style-name="Standard">
      <style:text-properties officeooo:rsid="00083b07" officeooo:paragraph-rsid="006ddbbc"/>
    </style:style>
    <style:style style:name="T1" style:family="text">
      <style:text-properties officeooo:rsid="0009337f"/>
    </style:style>
    <style:style style:name="T2" style:family="text">
      <style:text-properties officeooo:rsid="00094c99"/>
    </style:style>
    <style:style style:name="T3" style:family="text">
      <style:text-properties officeooo:rsid="000afccb"/>
    </style:style>
    <style:style style:name="T4" style:family="text">
      <style:text-properties officeooo:rsid="000c3be3"/>
    </style:style>
    <style:style style:name="T5" style:family="text">
      <style:text-properties officeooo:rsid="000ff898"/>
    </style:style>
    <style:style style:name="T6" style:family="text">
      <style:text-properties officeooo:rsid="0010353a"/>
    </style:style>
    <style:style style:name="T7" style:family="text">
      <style:text-properties officeooo:rsid="0011ed7e"/>
    </style:style>
    <style:style style:name="T8" style:family="text">
      <style:text-properties officeooo:rsid="0016a204"/>
    </style:style>
    <style:style style:name="T9" style:family="text">
      <style:text-properties officeooo:rsid="0017b382"/>
    </style:style>
    <style:style style:name="T10" style:family="text">
      <style:text-properties officeooo:rsid="0019671e"/>
    </style:style>
    <style:style style:name="T11" style:family="text">
      <style:text-properties officeooo:rsid="001a6cb3"/>
    </style:style>
    <style:style style:name="T12" style:family="text">
      <style:text-properties officeooo:rsid="001b90a3"/>
    </style:style>
    <style:style style:name="T13" style:family="text">
      <style:text-properties officeooo:rsid="001cf75b"/>
    </style:style>
    <style:style style:name="T14" style:family="text">
      <style:text-properties officeooo:rsid="001da8cf"/>
    </style:style>
    <style:style style:name="T15" style:family="text">
      <style:text-properties officeooo:rsid="001edd16"/>
    </style:style>
    <style:style style:name="T16" style:family="text">
      <style:text-properties officeooo:rsid="001f4ab0"/>
    </style:style>
    <style:style style:name="T17" style:family="text">
      <style:text-properties officeooo:rsid="0022f7e9"/>
    </style:style>
    <style:style style:name="T18" style:family="text">
      <style:text-properties officeooo:rsid="0023c69d"/>
    </style:style>
    <style:style style:name="T19" style:family="text">
      <style:text-properties officeooo:rsid="0024c3b2"/>
    </style:style>
    <style:style style:name="T20" style:family="text">
      <style:text-properties officeooo:rsid="00262fac"/>
    </style:style>
    <style:style style:name="T21" style:family="text">
      <style:text-properties officeooo:rsid="00276540"/>
    </style:style>
    <style:style style:name="T22" style:family="text">
      <style:text-properties officeooo:rsid="002b949b"/>
    </style:style>
    <style:style style:name="T23" style:family="text">
      <style:text-properties officeooo:rsid="002b9988"/>
    </style:style>
    <style:style style:name="T24" style:family="text">
      <style:text-properties officeooo:rsid="002c8ff1"/>
    </style:style>
    <style:style style:name="T25" style:family="text">
      <style:text-properties officeooo:rsid="002d701e"/>
    </style:style>
    <style:style style:name="T26" style:family="text">
      <style:text-properties officeooo:rsid="002fc794"/>
    </style:style>
    <style:style style:name="T27" style:family="text">
      <style:text-properties officeooo:rsid="0030da87"/>
    </style:style>
    <style:style style:name="T28" style:family="text">
      <style:text-properties officeooo:rsid="0032fba6"/>
    </style:style>
    <style:style style:name="T29" style:family="text">
      <style:text-properties officeooo:rsid="0033a498"/>
    </style:style>
    <style:style style:name="T30" style:family="text">
      <style:text-properties officeooo:rsid="00353681"/>
    </style:style>
    <style:style style:name="T31" style:family="text">
      <style:text-properties officeooo:rsid="00379cea"/>
    </style:style>
    <style:style style:name="T32" style:family="text">
      <style:text-properties officeooo:rsid="003bf0e3"/>
    </style:style>
    <style:style style:name="T33" style:family="text">
      <style:text-properties officeooo:rsid="003de1b6"/>
    </style:style>
    <style:style style:name="T34" style:family="text">
      <style:text-properties officeooo:rsid="003e7042"/>
    </style:style>
    <style:style style:name="T35" style:family="text">
      <style:text-properties officeooo:rsid="003f6205"/>
    </style:style>
    <style:style style:name="T36" style:family="text">
      <style:text-properties officeooo:rsid="0040703f"/>
    </style:style>
    <style:style style:name="T37" style:family="text">
      <style:text-properties officeooo:rsid="0040d0bb"/>
    </style:style>
    <style:style style:name="T38" style:family="text">
      <style:text-properties officeooo:rsid="0042a85b"/>
    </style:style>
    <style:style style:name="T39" style:family="text">
      <style:text-properties officeooo:rsid="0043ed89"/>
    </style:style>
    <style:style style:name="T40" style:family="text">
      <style:text-properties officeooo:rsid="00463479"/>
    </style:style>
    <style:style style:name="T41" style:family="text">
      <style:text-properties officeooo:rsid="00477f48"/>
    </style:style>
    <style:style style:name="T42" style:family="text">
      <style:text-properties officeooo:rsid="0047d34e"/>
    </style:style>
    <style:style style:name="T43" style:family="text">
      <style:text-properties officeooo:rsid="0061e619" fo:background-color="#ffff00" loext:char-shading-value="0"/>
    </style:style>
    <style:style style:name="T44" style:family="text">
      <style:text-properties officeooo:rsid="006757a2" fo:background-color="#ffff00" loext:char-shading-value="0"/>
    </style:style>
    <style:style style:name="T45" style:family="text">
      <style:text-properties officeooo:rsid="0054582b"/>
    </style:style>
    <style:style style:name="T46" style:family="text">
      <style:text-properties officeooo:rsid="00560c29"/>
    </style:style>
    <style:style style:name="T47" style:family="text">
      <style:text-properties officeooo:rsid="00572f3d"/>
    </style:style>
    <style:style style:name="T48" style:family="text">
      <style:text-properties officeooo:rsid="0057e5f5"/>
    </style:style>
    <style:style style:name="T49" style:family="text">
      <style:text-properties officeooo:rsid="0059aedb"/>
    </style:style>
    <style:style style:name="T50" style:family="text">
      <style:text-properties officeooo:rsid="005a5afa"/>
    </style:style>
    <style:style style:name="T51" style:family="text">
      <style:text-properties officeooo:rsid="005c0fe0"/>
    </style:style>
    <style:style style:name="T52" style:family="text">
      <style:text-properties officeooo:rsid="005d2639"/>
    </style:style>
    <style:style style:name="T53" style:family="text">
      <style:text-properties officeooo:rsid="005d992f"/>
    </style:style>
    <style:style style:name="T54" style:family="text">
      <style:text-properties officeooo:rsid="005efe9a"/>
    </style:style>
    <style:style style:name="T55" style:family="text">
      <style:text-properties officeooo:rsid="00607618"/>
    </style:style>
    <style:style style:name="T56" style:family="text">
      <style:text-properties officeooo:rsid="0061e619" fo:background-color="transparent" loext:char-shading-value="0"/>
    </style:style>
    <style:style style:name="T57" style:family="text">
      <style:text-properties officeooo:rsid="00502b32" fo:background-color="transparent" loext:char-shading-value="0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529f1f" fo:background-color="transparent" loext:char-shading-value="0"/>
    </style:style>
    <style:style style:name="T60" style:family="text">
      <style:text-properties officeooo:rsid="00655c08" fo:background-color="transparent" loext:char-shading-value="0"/>
    </style:style>
    <style:style style:name="T61" style:family="text">
      <style:text-properties officeooo:rsid="00276540" fo:background-color="transparent" loext:char-shading-value="0"/>
    </style:style>
    <style:style style:name="T62" style:family="text">
      <style:text-properties officeooo:rsid="006757a2" fo:background-color="transparent" loext:char-shading-value="0"/>
    </style:style>
    <style:style style:name="T63" style:family="text">
      <style:text-properties officeooo:rsid="006757a2" fo:background-color="transparent" loext:char-shading-value="0"/>
    </style:style>
    <style:style style:name="T64" style:family="text">
      <style:text-properties officeooo:rsid="0062abad"/>
    </style:style>
    <style:style style:name="T65" style:family="text">
      <style:text-properties officeooo:rsid="00634a9f"/>
    </style:style>
    <style:style style:name="T66" style:family="text">
      <style:text-properties officeooo:rsid="00663e18"/>
    </style:style>
    <style:style style:name="T67" style:family="text">
      <style:text-properties officeooo:rsid="006757a2"/>
    </style:style>
    <style:style style:name="T68" style:family="text">
      <style:text-properties officeooo:rsid="00697bbb"/>
    </style:style>
    <style:style style:name="T69" style:family="text">
      <style:text-properties fo:font-weight="bold"/>
    </style:style>
    <style:style style:name="T70" style:family="text">
      <style:text-properties fo:font-weight="bold" officeooo:rsid="00697bbb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697bbb" style:font-weight-asian="normal" style:font-weight-complex="normal"/>
    </style:style>
    <style:style style:name="T73" style:family="text">
      <style:text-properties fo:font-weight="normal" officeooo:rsid="006ddbbc" style:font-weight-asian="normal" style:font-weight-complex="normal"/>
    </style:style>
    <style:style style:name="T74" style:family="text">
      <style:text-properties fo:font-weight="normal" officeooo:rsid="006ef5f9" style:font-weight-asian="normal" style:font-weight-complex="normal"/>
    </style:style>
    <style:style style:name="T75" style:family="text">
      <style:text-properties officeooo:rsid="006a5ab5"/>
    </style:style>
    <style:style style:name="T76" style:family="text">
      <style:text-properties officeooo:rsid="006ef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8">Tom Geheb<text:line-break/>Max-Lingner-Stra</text:span><text:span text:style-name="T71">ß</text:span><text:span text:style-name="T72">e 4<text:line-break/>04347 Leipzig</text:span></text:p>
      <text:p text:style-name="P15"><text:span text:style-name="T72"/></text:p>
      <text:p text:style-name="P16"><text:span text:style-name="T71">Obergerichtsvolzieherin Naumann, </text:span><text:span text:style-name="T74">Karina</text:span></text:p>
      <text:p text:style-name="P16"><text:span text:style-name="T71">Mockauer Straße 12</text:span></text:p>
      <text:p text:style-name="P16"><text:span text:style-name="T71">04347 Leipzig</text:span></text:p>
      <text:p text:style-name="Standard"/>
      <text:p text:style-name="Standard"/>
      <text:p text:style-name="P2"><text:span text:style-name="T75">Z</text:span>u allererst wird hiermit bekräftigt, dass der Verfasser dieses Schreibens <text:span text:style-name="T1">ausdrücklich </text:span>gewillt ist, etwaige Forderung(en), die gegen die Person - von Ihnen genannt Geheb Tom - gestellt wurden, zu begleichen, um <text:span text:style-name="T1">die genannte Person</text:span> <text:span text:style-name="T4">stets und nach wie vor </text:span>schuldfrei zu halten.</text:p>
      <text:p text:style-name="P1"/>
      <text:p text:style-name="P1">Leider Gottes fehlt der hiesigen Seite des Vertragspartners der Person - von Ihnen genannt Geheb Tom - aus bisher unerklärlichen Gründen <text:span text:style-name="T58">sowohl</text:span> die Kopie - ggf. genannt doppelte Ausfertigung - des Vertrages mit dem <text:span text:style-name="T2">vermeintlichen Vertragspartners </text:span>Rundfunkbeitrag ARD ZDF Deutschlandradio oder GEZ, bzw. Beitragsservice oder von Ihnen bisher genannten Vertragsparteien, <text:span text:style-name="T59">als auch die Einsicht in den Titel, </text:span><text:span text:style-name="T60">des Mahnbescheides.</text:span></text:p>
      <text:p text:style-name="P1"/>
      <text:p text:style-name="P1">Es wird hiermit um eine Zusendung <text:span text:style-name="T45">bzw. Einsicht </text:span>gebeten, um Unklarheiten vorzubeugen und sämtliche <text:span text:style-name="T5">bereits </text:span>getätigte<text:span text:style-name="T6">n</text:span> <text:span text:style-name="T21">Lieferungen und </text:span>Leistungen korrekt abzurechnen und im beiderseitigen Interesse schnellstmöglich<text:span text:style-name="T2">st</text:span> zu begleichen.</text:p>
      <text:p text:style-name="P1"/>
      <text:p text:style-name="P19">Bei der Wahrnehmung <text:span text:style-name="T3">der Einladung zum </text:span>Termin bei <text:span text:style-name="T72">Obergerichtsvolzieherin</text:span> Naumann, <text:span text:style-name="T76">Karina</text:span> am <text:span text:style-name="T4">13. Juli 20</text:span>23 wurde <text:span text:style-name="T46">die</text:span> Nachkommung der genannten Pflicht zur Abgabe einer Vermögensauskunft in keinster Weise verweigert. <text:span text:style-name="T21">Die </text:span><text:span text:style-name="T48">im Schriftstück </text:span><text:span text:style-name="T49">genannte</text:span><text:span text:style-name="T21"> </text:span><text:span text:style-name="T61">Behauptung</text:span><text:span text:style-name="T21"> “Sie haben im Termin am 12.07023 die Abgabe der Vermögensauskunft verwei</text:span><text:span text:style-name="T47">g</text:span><text:span text:style-name="T21">ert” wird somit zurückgewiesen. </text:span><text:span text:style-name="T65">Es wird hier </text:span><text:span text:style-name="T66">an </text:span><text:span text:style-name="T65">ehrenvolles Verhalten und ebensolchen Umgamg miteinander erinnert.</text:span></text:p>
      <text:p text:style-name="P3"/>
      <text:p text:style-name="P13">Das Missverständnis, <text:span text:style-name="T8">welches</text:span> dazu geführt hat, den Eindruck zu erwecken, dass der Pflicht einer Abgabe einer Vermögensauskunft nicht nachkommen zu wollen, wird sehr bedauert. <text:span text:style-name="T9">Es entstand der Eindruck, dass aufgrund der knappen Terminvergabe </text:span><text:span text:style-name="T50">seitens </text:span><text:span text:style-name="T72">Obergerichtsvolzieherin</text:span><text:span text:style-name="T50"> Naumann, </text:span><text:span text:style-name="T76">Karina</text:span><text:span text:style-name="T9"> keine ausreichende Zeit für die Klärung des Sachverhaltes zur Verfügung stand. Somit bestand bedauerlicherweise keine Möglichkeit einer schriftliche Einigung bzw. jedwide Form der Niederschrift eines Protokolls.</text:span></text:p>
      <text:p text:style-name="P4"/>
      <text:p text:style-name="P12">Es wurde um Einsicht in den Titel <text:span text:style-name="T23">(ggf. sogar im Original) </text:span>gebeten, der lt. <text:span text:style-name="T72">Obergerichtsvolzieherin</text:span> Naumann, <text:span text:style-name="T76">Karina</text:span> samt Titelhistorie <text:span text:style-name="T24">existiere</text:span> <text:span text:style-name="T7">und vorläge, </text:span><text:span text:style-name="T25">leider aber – </text:span><text:span text:style-name="T67">wie bereits oben erw</text:span><text:span text:style-name="T7">ä</text:span><text:span text:style-name="T67">hnt - </text:span><text:span text:style-name="T25">nicht eingesehen werden konnte.</text:span> <text:span text:style-name="T72">Obergerichtsvolzieherin</text:span><text:span text:style-name="T51"> Naumann, </text:span><text:span text:style-name="T76">Karina</text:span><text:span text:style-name="T51"> beteuerte sogar, es gäbe keinen Vertrag. </text:span><text:span text:style-name="T22">Zur Klärung der Verhältnisse genügte </text:span><text:span text:style-name="T52">dem </text:span><text:span text:style-name="T53">dem Verfasser des Schreibens </text:span><text:span text:style-name="T22">auch die Zusendung eines </text:span><text:span text:style-name="T28">erwirkten </text:span><text:span text:style-name="T22">Mahnbescheides. Um </text:span><text:span text:style-name="T26">eine Zusendung </text:span><text:span text:style-name="T22">solche</text:span><text:span text:style-name="T26">r</text:span><text:span text:style-name="T22"> oder etwaige</text:span><text:span text:style-name="T26">r</text:span><text:span text:style-name="T22">, rechtskräftige</text:span><text:span text:style-name="T27">r</text:span><text:span text:style-name="T22"> </text:span><text:span text:style-name="T54">und daraus folgender Dokumente </text:span><text:span text:style-name="T22">wird hiermit freundlich</text:span><text:span text:style-name="T54">st</text:span><text:span text:style-name="T22"> gebeten.</text:span></text:p>
      <text:p text:style-name="P5"/>
      <text:p text:style-name="P6"><text:span text:style-name="T16">Kann aus de</text:span>m <text:span text:style-name="T55">in Kopie überreichten </text:span>Schreiben des Vollstreckungsersuchens <text:span text:style-name="T63">der Gerichtsvollzieherverteilerstelle</text:span><text:span text:style-name="T56"> </text:span><text:span text:style-name="T16">abgeleitet werden</text:span><text:span text:style-name="T15">, dass der o.g. Titel besteht, </text:span><text:span text:style-name="T16">so bittet der Verfasser des Schreibens um dessen Zustellung. Es </text:span><text:span text:style-name="T17">wird bis auf Weiteres </text:span><text:span text:style-name="T16">davon ausgegangen, dass </text:span><text:span text:style-name="T18">d</text:span><text:span text:style-name="T16">ieser </text:span><text:span text:style-name="T15">die Grundlage für die Vollstreckung </text:span><text:span text:style-name="T19">bildet. </text:span><text:span text:style-name="T64">Jegliche Schreiben, die bisher eingesehen werden konnten, haben jedoch lediglich </text:span><text:span text:style-name="T57">Entwurfscharakter.</text:span></text:p>
      <text:p text:style-name="P6"/>
      <text:p text:style-name="P6"/>
      <text:p text:style-name="P6"/>
      <text:p text:style-name="P11"><text:soft-page-break/>Seite eins von zwei</text:p>
      <text:p text:style-name="P18">Es wird mit großer Sorgfaltspflicht und in friedfertigster Absicht beteuert, dass der Verfasser des Schreibens nach bestem Wissen und Gewissen sämtlichen gegen die Person – von Ihnen genannt Geheb Tom - gestellten Forderungen / <text:span text:style-name="T30">Zertifikat</text:span><text:span text:style-name="T41">en</text:span><text:span text:style-name="T30"> </text:span><text:span text:style-name="T31">vom Mahngericht</text:span><text:span text:style-name="T30"> / </text:span><text:span text:style-name="T40">dingliche</text:span><text:span text:style-name="T41">n</text:span><text:span text:style-name="T40"> Ansprüch</text:span><text:span text:style-name="T41">e</text:span><text:span text:style-name="T40"> /</text:span> <text:span text:style-name="T29">Mahnbescheid</text:span><text:span text:style-name="T42">e</text:span><text:span text:style-name="T29"> / Titel</text:span><text:span text:style-name="T42">n</text:span><text:span text:style-name="T29"> </text:span>nachzukommen <text:span text:style-name="T20">bereit </text:span>ist und diese in voller Höhe zu begleichen gewillt ist.</text:p>
      <text:p text:style-name="P9"/>
      <text:p text:style-name="P8"><text:span text:style-name="T32">Es wird </text:span><text:span text:style-name="T33">stets</text:span><text:span text:style-name="T32"> davon ausgegangen, dass sich sowohl die Parteien des Stellers der Forderung, die involvierten Gerichte </text:span><text:span text:style-name="T34">und</text:span><text:span text:style-name="T32"> genannten Gerichtsvollzieher </text:span><text:span text:style-name="T35">im Rahmen ihrer Tätigkeiten ehrenvoll verhalten und das Vertragsverältnis geklärt werden kann, worum der Verfasser des Schreibens hiermit nochmals inständig bittet.</text:span></text:p>
      <text:p text:style-name="P8"/>
      <text:p text:style-name="P14">Es wird weiterhin und in Voraussicht aufgrund der bisher gemachten <text:span text:style-name="T36">unangenehmen</text:span> Erfahrungen <text:span text:style-name="T37">mit</text:span> der T<text:span text:style-name="T7">ä</text:span>tigkeit von <text:span text:style-name="T72">Obergerichtsvolzieherin</text:span> Naumann, <text:span text:style-name="T76">Karina</text:span> (o.g. inkorrekte Aussagen) angeboten, den <text:span text:style-name="T38">originalen </text:span>Titel <text:span text:style-name="T39">obiger Sache</text:span> abzukaufen.</text:p>
      <text:p text:style-name="P10"/>
      <text:p text:style-name="P7">Hochachtungsvoll</text:p>
      <text:p text:style-name="P10"/>
      <text:p text:style-name="P10"/>
      <text:p text:style-name="P10"/>
      <text:p text:style-name="P10"/>
      <text:p text:style-name="P10"/>
      <text:p text:style-name="P10"/>
      <text:p text:style-name="P11">Seite zwei von zwe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0:04:08.088501666</meta:creation-date>
    <dc:date>2023-07-24T12:21:59.461623280</dc:date>
    <meta:editing-duration>P5DT21H59M42S</meta:editing-duration>
    <meta:editing-cycles>104</meta:editing-cycles>
    <meta:generator>LibreOffice/7.3.7.2$Linux_X86_64 LibreOffice_project/30$Build-2</meta:generator>
    <meta:print-date>2023-07-14T13:01:36.200273552</meta:print-date>
    <meta:document-statistic meta:table-count="0" meta:image-count="0" meta:object-count="0" meta:page-count="2" meta:paragraph-count="17" meta:word-count="525" meta:character-count="3945" meta:non-whitespace-character-count="3435"/>
  </office:meta>
</office:document-meta>
</file>